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p text:style-name="Standard"/><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witch (LVGL)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witch (LVGL)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witch (LVGL)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witch (LVGL)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Switch (LVGL)21" text:continue-numbering="true" text:continue-list="list_Switch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Switch (LVGL)22" text:continue-numbering="true" text:continue-list="list_Switch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Switch (LVGL)23" text:continue-numbering="true" text:continue-list="list_Switch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Switch (LVGL)24" text:continue-numbering="true" text:continue-list="list_Switch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Switch (LVGL)25" text:continue-numbering="true" text:continue-list="list_Switch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Switch (LVGL)26" text:continue-numbering="true" text:continue-list="list_Switch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Switch (LVGL)27" text:continue-numbering="true" text:continue-list="list_Switch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Switch (LVGL)28" text:continue-numbering="true" text:continue-list="list_Switch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Switch (LVGL)29" text:continue-numbering="true" text:continue-list="list_Switch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Switch (LVGL)30" text:continue-numbering="true" text:continue-list="list_Switch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Switch (LVGL)31" text:continue-numbering="true" text:continue-list="list_Switch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Switch (LVGL)32" text:continue-numbering="true" text:continue-list="list_Switch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3" text:continue-numbering="true" text:continue-list="list_Switch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Switch (LVGL)44" text:continue-numbering="true" text:continue-list="list_Switch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Switch (LVGL)45" text:continue-numbering="true" text:continue-list="list_Switch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Switch (LVGL)46" text:continue-numbering="true" text:continue-list="list_Switch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Switch (LVGL)47" text:continue-numbering="true" text:continue-list="list_Switch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Switch (LVGL)48" text:continue-numbering="true" text:continue-list="list_Switch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49" text:continue-numbering="true" text:continue-list="list_Switch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LVGL)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1" text:continue-numbering="true" text:continue-list="list_Switch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witch (LVGL)52" text:continue-numbering="true" text:continue-list="list_Switch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witch (LVGL)53" text:continue-numbering="true" text:continue-list="list_Switch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